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30000001A3AFD4083E078E7B7.png" manifest:media-type="image/png"/>
  <manifest:file-entry manifest:full-path="Pictures/10000201000001D6000000665A5605700A219989.png" manifest:media-type="image/png"/>
  <manifest:file-entry manifest:full-path="Pictures/10000000000000DD00000015A5ED69C2DC3F5405.jpg" manifest:media-type="image/jpeg"/>
  <manifest:file-entry manifest:full-path="Pictures/1000000000000163000000180FB60A2B7CA1379A.jpg" manifest:media-type="image/jpeg"/>
  <manifest:file-entry manifest:full-path="Pictures/10000000000002A7000001C23516BEA561C6FFD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5.54mm" svg:y="0mm" svg:width="93.93mm" svg:height="6.35mm" draw:z-index="0"><draw:image xlink:href="Pictures/1000000000000163000000180FB60A2B7CA1379A.jpg" xlink:type="simple" xlink:show="embed" xlink:actuate="onLoad" loext:mime-type="image/jpeg"/></draw:frame><draw:frame draw:style-name="fr1" draw:name="Image2" text:anchor-type="paragraph" svg:x="-3.3mm" svg:y="69.78mm" svg:width="175.9mm" svg:height="116.56mm" draw:z-index="1"><draw:image xlink:href="Pictures/10000000000002A7000001C23516BEA561C6FFD1.jpg" xlink:type="simple" xlink:show="embed" xlink:actuate="onLoad" loext:mime-type="image/jpeg"/></draw:frame><draw:frame draw:style-name="fr1" draw:name="Image3" text:anchor-type="paragraph" svg:x="-1.15mm" svg:y="195.79mm" svg:width="58.47mm" svg:height="5.56mm" draw:z-index="2"><draw:image xlink:href="Pictures/10000000000000DD00000015A5ED69C2DC3F5405.jpg" xlink:type="simple" xlink:show="embed" xlink:actuate="onLoad" loext:mime-type="image/jpeg"/></draw:frame><draw:frame draw:style-name="fr1" draw:name="Image4" text:anchor-type="paragraph" svg:x="-2.91mm" svg:y="33.81mm" svg:width="165.84mm" svg:height="35.98mm" draw:z-index="3"><draw:image xlink:href="Pictures/10000201000001D6000000665A5605700A219989.png" xlink:type="simple" xlink:show="embed" xlink:actuate="onLoad" loext:mime-type="image/png"/></draw:frame><draw:frame draw:style-name="fr1" draw:name="Image5" text:anchor-type="paragraph" svg:x="0.97mm" svg:y="205.37mm" svg:width="92.59mm" svg:height="8.75mm" draw:z-index="4"><draw:image xlink:href="Pictures/10000000000001130000001A3AFD4083E078E7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6:03:41.590306827</meta:creation-date>
    <dc:date>2019-06-04T16:23:50.438181569</dc:date>
    <meta:editing-duration>PT18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6.2.4.2.0$Linux_X86_64 LibreOffice_project/20$Build-2</meta:generator>
  </office:meta>
</office:document-meta>
</file>